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s">
      <style:paragraph-properties style:writing-mode="lr-tb"/>
    </style:style>
    <style:style style:name="P2" style:family="paragraph" style:parent-style-name="Heading" style:master-page-name="Standard">
      <style:paragraph-properties fo:text-align="center" style:justify-single-word="false" style:page-number="auto"/>
    </style:style>
    <style:style style:name="T1" style:family="text">
      <style:text-properties fo:language="fr" fo:country="FR"/>
    </style:style>
    <style:style style:name="T2" style:family="text">
      <style:text-properties officeooo:rsid="001d0e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apport gestion de projet</text:span></text:p>
      <text:p text:style-name="P1"><text:span text:style-name="T2">18/01 - </text:span>Installation de la librairie SDL2 dans le r<text:span text:style-name="T2">é</text:span>p<text:span text:style-name="T2">e</text:span>rtoir<text:span text:style-name="T2">e</text:span> SDL2 du GitHub pour avoir toujours la librairie <text:span text:style-name="T2">à</text:span> disposition et ne pas avoir <text:span text:style-name="T2">à</text:span> l’installer sur les machin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next-style-name="Corps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lways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30pt" fo:letter-spacing="normal" fo:language="fr" fo:country="FR" fo:font-style="normal" style:text-underline-style="none" fo:font-weight="bold" style:letter-kerning="false" fo:background-color="transparent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rps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fr" fo:country="FR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8T10:56:51.568796678</dc:date>
    <meta:editing-duration>PT54S</meta:editing-duration>
    <meta:editing-cycles>1</meta:editing-cycles>
    <meta:document-statistic meta:table-count="0" meta:image-count="0" meta:object-count="0" meta:page-count="1" meta:paragraph-count="2" meta:word-count="33" meta:character-count="196" meta:non-whitespace-character-count="164"/>
    <meta:generator>LibreOffice/6.4.7.2$Linux_X86_64 LibreOffice_project/40$Build-2</meta:generator>
  </office:meta>
</office:document-meta>
</file>